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身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尸卩</text:p>
          </table:table-cell>
          <table:table-cell office:value-type="string" calcext:value-type="string">
            <text:p>……氏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䏑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羊</text:span>鹿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亞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……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予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丰キ</text:span><text:span text:style-name="T2">乡</text:span>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1">糸幺</text:span><text:span text:style-name="T2">丩</text:span></text:p>
          </table:table-cell>
          <table:table-cell office:value-type="string" calcext:value-type="string">
            <text:p>……龴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table:number-columns-repeated="2" office:value-type="string" calcext:value-type="string">
            <text:p>……</text:p>
          </table:table-cell>
          <table:table-cell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<text:span text:style-name="T1">彐</text:span>尹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甘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/>
          <table:table-cell office:value-type="string" calcext:value-type="string">
            <text:p>爲獸</text:p>
          </table:table-cell>
          <table:table-cell office:value-type="string" calcext:value-type="string">
            <text:p>牙齒</text:p>
          </table:table-cell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<text:span text:style-name="T1">尤釆</text:span>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<text:span text:style-name="T1">几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0:33:53.334226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4T12:45:38.077460770</dc:date>
    <meta:editing-duration>P15DT10H44M13S</meta:editing-duration>
    <meta:editing-cycles>3013</meta:editing-cycles>
    <meta:generator>LibreOffice/24.2.7.2$Linux_X86_64 LibreOffice_project/420$Build-2</meta:generator>
    <meta:document-statistic meta:table-count="1" meta:cell-count="450" meta:object-count="0"/>
  </office:meta>
</office:document-meta>
</file>